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9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90.71pt"/>
    </style:style>
    <style:style style:name="co5" style:family="table-column">
      <style:table-column-properties fo:break-before="auto" style:column-width="12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table:style-name="ce2"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spberry Pi 3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 Card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wer Cable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dge Box</text:p>
          </table:table-cell>
          <table:table-cell table:number-columns-repeated="3"/>
          <table:table-cell table:style-name="ce2" table:formula="of:=[$'Judge Trigger Box'.I11]" office:value-type="currency" office:currency="USD" office:value="6.51" calcext:value-type="currency">
            <text:p>$6.51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19.53" calcext:value-type="currency">
            <text:p>$19.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mer Bo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" calcext:value-type="currency">
            <text:p>$0.00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22.09" calcext:value-type="currency">
            <text:p>$22.09</text:p>
          </table:table-cell>
          <table:table-cell/>
        </table:table-row>
      </table:table>
      <table:table table:name="Judge Trigger Box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and 4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6" calcext:value-type="float">
            <text:p>6</text:p>
          </table:table-cell>
          <table:table-cell table:formula="of:=[.G5]*[.H5]" office:value-type="currency" office:currency="USD" office:value="3.36" calcext:value-type="currency">
            <text:p>$3.36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PBH2UEEKZXNAG1RBLK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6" calcext:value-type="currency">
            <text:p>$0.76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1.52" calcext:value-type="currency">
            <text:p>$1.52</text:p>
          </table:table-cell>
          <table:table-cell office:value-type="string" calcext:value-type="string">
            <text:p>https://www.mouser.com/ProductDetail/E-Switch/PBH2UEEKZXNAG1RBLK?qs=sGAEpiMZZMvxtGF7dlGNplq90mZChBmoldThLkpNSF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6.51" calcext:value-type="currency">
            <text:p>$6.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20:32:29.166168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4-04T08:45:23.936163238</dc:date>
    <dc:creator>David James Wright</dc:creator>
    <meta:editing-duration>PT1H35M25S</meta:editing-duration>
    <meta:editing-cycles>13</meta:editing-cycles>
    <meta:generator>LibreOffice/5.4.4.2$MacOSX_X86_64 LibreOffice_project/2524958677847fb3bb44820e40380acbe820f960</meta:generator>
    <meta:document-statistic meta:table-count="2" meta:cell-count="114" meta:object-count="0"/>
  </office:meta>
</office:document-meta>
</file>